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d2b" officeooo:paragraph-rsid="000d9d2b"/>
    </style:style>
    <style:style style:name="P2" style:family="paragraph" style:parent-style-name="Standard">
      <style:text-properties officeooo:rsid="000f95c6" officeooo:paragraph-rsid="000f95c6"/>
    </style:style>
    <style:style style:name="T1" style:family="text">
      <style:text-properties officeooo:rsid="000f5732"/>
    </style:style>
    <style:style style:name="T2" style:family="text">
      <style:text-properties officeooo:rsid="000f9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ka Hernandez </text:p>
      <text:p text:style-name="P1">Net 3705 Fall 2021 </text:p>
      <text:p text:style-name="P1">Professor Paulson <text:s/></text:p>
      <text:p text:style-name="P1">Project Selection </text:p>
      <text:p text:style-name="P1">September 9, 2021</text:p>
      <text:p text:style-name="P1"/>
      <text:p text:style-name="P1">Project Selection </text:p>
      <text:p text:style-name="P1"/>
      <text:p text:style-name="P1">I’m very new to this and I have never used <text:span text:style-name="T1">Wireshark, but one idea I had was looking up. I </text:span><text:span text:style-name="T2">to be able to extract the file that was sent over the HTTP traffic. Lets say I loaded a page and it downloads a file. Another idea I had, was I have a couple smart TV’s in my house and maybe I can figure out how to capture the traffic from my TV’s? </text:span></text:p>
      <text:p text:style-name="P1"/>
      <text:p text:style-name="P2">I would love your feedback if this is what your expectations are for the project selection assignment. </text:p>
      <text:p text:style-name="P2"/>
      <text:p text:style-name="P2"/>
      <text:p text:style-name="P2">Thank you, </text:p>
      <text:p text:style-name="P2">Erik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8:37:35.127214574</meta:creation-date>
    <dc:date>2021-09-18T10:34:05.928425789</dc:date>
    <meta:editing-duration>PT6M10S</meta:editing-duration>
    <meta:editing-cycles>1</meta:editing-cycles>
    <meta:document-statistic meta:table-count="0" meta:image-count="0" meta:object-count="0" meta:page-count="1" meta:paragraph-count="10" meta:word-count="108" meta:character-count="566" meta:non-whitespace-character-count="459"/>
    <meta:generator>LibreOffice/6.4.7.2$Linux_X86_64 LibreOffice_project/40$Build-2</meta:generator>
  </office:meta>
</office:document-meta>
</file>